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style>
    <style:style style:name="T2" style:parent-style-name="DefaultParagraphFont" style:family="text">
      <style:text-properties style:font-name="Cambria Math" style:font-name-complex="Cambria Math" fo:color="#222222" fo:background-color="#FFFFFF"/>
    </style:style>
    <style:style style:name="T3" style:parent-style-name="DefaultParagraphFont" style:family="text">
      <style:text-properties style:font-name="Cambria Math" style:font-name-complex="Cambria Math" fo:color="#222222" fo:background-color="#FFFFFF"/>
    </style:style>
    <style:style style:name="T4" style:parent-style-name="DefaultParagraphFont" style:family="text">
      <style:text-properties style:font-name="Cambria Math" style:font-name-complex="Cambria Math" fo:color="#222222" fo:background-color="#FFFFFF"/>
    </style:style>
    <style:style style:name="T5" style:parent-style-name="DefaultParagraphFont" style:family="text">
      <style:text-properties style:font-name="Cambria Math" style:font-name-complex="Cambria Math" fo:color="#222222" fo:background-color="#FFFFFF"/>
    </style:style>
    <style:style style:name="T6" style:parent-style-name="DefaultParagraphFont" style:family="text">
      <style:text-properties style:font-name="Cambria Math" style:font-name-complex="Cambria Math" fo:color="#222222" fo:background-color="#FFFFFF"/>
    </style:style>
    <style:style style:name="T7" style:parent-style-name="DefaultParagraphFont" style:family="text">
      <style:text-properties style:font-name="Cambria Math" style:font-name-complex="Cambria Math" fo:color="#222222" fo:background-color="#FFFFFF"/>
    </style:style>
    <style:style style:name="T8" style:parent-style-name="DefaultParagraphFont" style:family="text">
      <style:text-properties style:font-name="Cambria Math" style:font-name-complex="Cambria Math" fo:color="#222222" fo:background-color="#FFFFFF"/>
    </style:style>
    <style:style style:name="T9" style:parent-style-name="DefaultParagraphFont" style:family="text">
      <style:text-properties style:font-name="Cambria Math" style:font-name-complex="Cambria Math" fo:color="#222222" fo:background-color="#FFFFFF"/>
    </style:style>
    <style:style style:name="T10" style:parent-style-name="DefaultParagraphFont" style:family="text">
      <style:text-properties style:font-name="Cambria Math" style:font-name-complex="Cambria Math" fo:color="#222222" fo:background-color="#FFFFFF"/>
    </style:style>
    <style:style style:name="T11" style:parent-style-name="DefaultParagraphFont" style:family="text">
      <style:text-properties style:font-name="Cambria Math" style:font-name-complex="Cambria Math" fo:color="#222222" fo:background-color="#FFFFFF"/>
    </style:style>
    <style:style style:name="T12" style:parent-style-name="DefaultParagraphFont" style:family="text">
      <style:text-properties style:font-name="Cambria Math" style:font-name-complex="Cambria Math" fo:color="#222222" fo:background-color="#FFFFFF"/>
    </style:style>
    <style:style style:name="T13" style:parent-style-name="DefaultParagraphFont" style:family="text">
      <style:text-properties style:font-name="Cambria Math" style:font-name-complex="Cambria Math" fo:color="#222222" fo:background-color="#FFFFFF"/>
    </style:style>
    <style:style style:name="T14" style:parent-style-name="DefaultParagraphFont" style:family="text">
      <style:text-properties style:font-name="Cambria Math" style:font-name-complex="Cambria Math" fo:color="#222222" fo:background-color="#FFFFFF"/>
    </style:style>
    <style:style style:name="P15" style:parent-style-name="Normal" style:family="paragraph">
      <style:text-properties style:font-name="Cambria Math" style:font-name-complex="Cambria Math" fo:color="#222222" fo:background-color="#FFFFFF"/>
    </style:style>
    <style:style style:name="P16" style:parent-style-name="Normal" style:family="paragraph">
      <style:text-properties style:font-name="Cambria Math" style:font-name-complex="Cambria Math" fo:color="#222222" fo:background-color="#FFFFFF"/>
    </style:style>
    <style:style style:name="P17" style:parent-style-name="Normal" style:family="paragraph">
      <style:text-properties style:font-name="Cambria Math" style:font-name-complex="Cambria Math" fo:color="#222222" fo:background-color="#FFFFFF"/>
    </style:style>
    <style:style style:name="P18" style:parent-style-name="Normal" style:family="paragraph">
      <style:text-properties style:font-name="Cambria Math" style:font-name-complex="Cambria Math" fo:color="#222222" fo:background-color="#FFFFFF"/>
    </style:style>
    <style:style style:name="P19" style:parent-style-name="ListParagraph" style:list-style-name="LFO1" style:family="paragraph"/>
    <style:style style:name="P20" style:parent-style-name="ListParagraph" style:list-style-name="LFO1" style:family="paragraph"/>
    <style:style style:name="P21" style:parent-style-name="ListParagraph" style:list-style-name="LFO1" style:family="paragraph"/>
    <style:style style:name="P22" style:parent-style-name="ListParagraph" style:list-style-name="LFO1" style:family="paragraph"/>
    <style:style style:name="P23" style:parent-style-name="ListParagraph" style:list-style-name="LFO1" style:family="paragraph"/>
    <style:style style:name="P24" style:parent-style-name="ListParagraph" style:list-style-name="LFO1" style:family="paragraph"/>
    <style:style style:name="P25" style:parent-style-name="ListParagraph" style:list-style-name="LFO1" style:family="paragraph"/>
    <style:style style:name="P26" style:parent-style-name="ListParagraph" style:list-style-name="LFO1" style:family="paragraph"/>
    <style:style style:name="P27" style:parent-style-name="ListParagraph" style:list-style-name="LFO1" style:family="paragraph"/>
    <style:style style:name="P28" style:parent-style-name="ListParagraph" style:list-style-name="LFO1" style:family="paragraph"/>
    <style:style style:name="P29" style:parent-style-name="Normal" style:family="paragraph">
      <style:paragraph-properties fo:margin-left="0.5in">
        <style:tab-stops/>
      </style:paragraph-properties>
    </style:style>
    <style:style style:name="P30" style:parent-style-name="ListParagraph" style:list-style-name="LFO1" style:family="paragraph"/>
    <style:style style:name="P31" style:parent-style-name="ListParagraph" style:list-style-name="LFO1" style:family="paragraph"/>
    <style:style style:name="P32" style:parent-style-name="ListParagraph" style:list-style-name="LFO1" style:family="paragraph"/>
    <style:style style:name="P33" style:parent-style-name="ListParagraph" style:list-style-name="LFO1" style:family="paragraph"/>
    <style:style style:name="P34" style:parent-style-name="ListParagraph" style:list-style-name="LFO1" style:family="paragraph"/>
    <style:style style:name="P35" style:parent-style-name="ListParagraph" style:list-style-name="LFO1" style:family="paragraph"/>
    <style:style style:name="P36" style:parent-style-name="ListParagraph" style:list-style-name="LFO2" style:family="paragraph"/>
    <style:style style:name="P37" style:parent-style-name="ListParagraph" style:list-style-name="LFO2" style:family="paragraph"/>
    <style:style style:name="P38" style:parent-style-name="ListParagraph" style:list-style-name="LFO2" style:family="paragraph"/>
    <style:style style:name="T39" style:parent-style-name="DefaultParagraphFont" style:family="text">
      <style:text-properties fo:font-style="italic" style:font-style-asian="italic"/>
    </style:style>
    <style:style style:name="T40" style:parent-style-name="DefaultParagraphFont" style:family="text">
      <style:text-properties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P43" style:parent-style-name="ListParagraph" style:list-style-name="LFO2" style:family="paragraph"/>
  </office:automatic-styles>
  <office:body>
    <office:text text:use-soft-page-breaks="true">
      <text:p text:style-name="P1">Concept:<text:s/></text:p>
      <text:p text:style-name="Normal">Task T: To automatically recognize the current activity of the user based on the data collected from smartphones and smartwatches. The activities that the user can perform include ‘Biking’, ‘Sitting’, ‘Standing’, ‘Walking’, ‘Stair Up’ and ‘Stair Down’</text:p>
      <text:p text:style-name="Normal">Performance Measure P:<text:s/>To evaluate the learnt<text:s/>model<text:s/>we use Accuracy defined as the fraction of correctly classified activities.</text:p>
      <text:p text:style-name="Normal">Experience E: The Heterogeneity Dataset for Human Activity Recognition (HHAR) available<text:s/>at<text:s/><text:a xlink:href="http://archive.ics.uci.edu/ml/datasets/Heterogeneity+Activity+Recognition" office:target-frame-name="_top" xlink:show="replace"><text:span text:style-name="Hyperlink">http://archive.ics.uci.edu/ml/datasets/Heterogeneity+Activity+Recognition</text:span></text:a></text:p>
      <text:p text:style-name="Normal">Input Space X:<text:s/>x<text:s/><text:span text:style-name="T2">∈ X |x = {&lt;</text:span><text:span text:style-name="T3">'Index', 'Arrival_Time', 'Creation_Time', 'x', 'y', 'z', 'User', 'Model', 'Device'</text:span><text:span text:style-name="T4">&gt;}</text:span></text:p>
      <text:p text:style-name="Normal">Output Space Y:<text:s/>y<text:s/><text:span text:style-name="T5">∈ Y =</text:span><text:span text:style-name="T6"><text:s/>{</text:span><text:span text:style-name="T7">&lt;</text:span><text:span text:style-name="T8">‘gt’</text:span><text:span text:style-name="T9">&gt;</text:span><text:span text:style-name="T10">}</text:span><text:span text:style-name="T11"><text:s/></text:span><text:span text:style-name="T12">=<text:s/></text:span><text:span text:style-name="T13">{</text:span>‘Biking’, ‘Sitting’, ‘Standing’, ‘Walking’, ‘Stair Up’, ‘Stair Down’<text:span text:style-name="T14">}</text:span></text:p>
      <text:p text:style-name="P15">Hypothesis Space<text:s/>H:<text:s/>h ∈ H | h:X -&gt; Y</text:p>
      <text:p text:style-name="P16">Training Set S: {(x1, y1), (x2, y2), (x3, y3), …. , (xi, yi), …. }</text:p>
      <text:p text:style-name="P17"/>
      <text:p text:style-name="P18">We consider the following<text:s/>five<text:s/>stages of the Activity Recognition Chain for Human Activity Recognition:</text:p>
      <text:list text:style-name="LFO1" text:continue-numbering="true">
        <text:list-item>
          <text:p text:style-name="P19">Pre-processing:<text:s/>We consider only the ‘Arrival_Time’, ‘x’,’ y’, ‘z’, ‘gt’. Any training data with ‘gt’=’null’ has been ignored. The ‘Arrival_Time’ has been converted to its corresponding timestamp using the UNIX Epoch.</text:p>
        </text:list-item>
      </text:list>
      <text:p text:style-name="ListParagraph"/>
      <text:list text:style-name="LFO1" text:continue-numbering="true">
        <text:list-item>
          <text:p text:style-name="P20">Segmentation:<text:s/>To segment the data we employ a sliding window with a fixed window length of 2secs. Our measurement window may contain variable number of measurements.<text:s/>We selected window length of 2secs as within this timeframe it would be quite difficult for the user to switch between activities.</text:p>
        </text:list-item>
      </text:list>
      <text:p text:style-name="ListParagraph"/>
      <text:list text:style-name="LFO1" text:continue-numbering="true">
        <text:list-item>
          <text:p text:style-name="P21">Feature Extraction:<text:s/>For each segment of window length 2secs we extract the following features:</text:p>
          <text:list text:continue-numbering="true">
            <text:list-item>
              <text:p text:style-name="P22">x_mean: Mean of x</text:p>
            </text:list-item>
            <text:list-item>
              <text:p text:style-name="P23">y_mean: Mean of y</text:p>
            </text:list-item>
            <text:list-item>
              <text:p text:style-name="P24">z_mean: Mean of z</text:p>
            </text:list-item>
            <text:list-item>
              <text:p text:style-name="P25">std_dev_x: Standard Deviation of x</text:p>
            </text:list-item>
            <text:list-item>
              <text:p text:style-name="P26">std_dev_y: Standard Deviation of y</text:p>
            </text:list-item>
            <text:list-item>
              <text:p text:style-name="P27">std_dev_z: Standard Deviation of z</text:p>
            </text:list-item>
            <text:list-item>
              <text:p text:style-name="P28">gt: The gt is the maximum occurring activity for the segment</text:p>
            </text:list-item>
          </text:list>
        </text:list-item>
      </text:list>
      <text:p text:style-name="P29">The above<text:s/>features<text:s/>were<text:s/>extracted for<text:s/>both the accelerometer and gyroscope files.<text:s/>The extracted features from both the files<text:s/>were<text:s/>then merged to form a single data set.</text:p>
      <text:list text:style-name="LFO1" text:continue-numbering="true">
        <text:list-item>
          <text:p text:style-name="P30">Classification:<text:s/>We explored the following four algorithms for classification on the training data set.</text:p>
          <text:list text:continue-numbering="true">
            <text:list-item>
              <text:p text:style-name="P31">Random Forest Algorithm</text:p>
            </text:list-item>
            <text:list-item>
              <text:p text:style-name="P32">Naïve Bayes Algorithm</text:p>
            </text:list-item>
            <text:list-item>
              <text:p text:style-name="P33">K-Nearest Neighbor with K=1</text:p>
            </text:list-item>
            <text:list-item>
              <text:p text:style-name="P34">SVM with Radial Basis Function (RBF) and linear kernels</text:p>
            </text:list-item>
          </text:list>
        </text:list-item>
      </text:list>
      <text:p text:style-name="ListParagraph"/>
      <text:list text:style-name="LFO1" text:continue-numbering="true">
        <text:list-item>
          <text:p text:style-name="P35">Evaluation: To calculate the accuracy of each model and then compare the models we use a 10 fold cross validation scheme.</text:p>
        </text:list-item>
      </text:list>
      <text:p text:style-name="Normal"/>
      <text:p text:style-name="Normal">Future Improvements:</text:p>
      <text:list text:style-name="LFO2" text:continue-numbering="true">
        <text:list-item>
          <text:p text:style-name="P36">In the data pre-processing stage we could filter out potentially noisy data using a series of low pass filters</text:p>
        </text:list-item>
        <text:list-item>
          <text:p text:style-name="P37">Having segments of different window lengths could be explored in order to determine the optimum length.</text:p>
        </text:list-item>
        <text:list-item>
          <text:p text:style-name="P38">Further features could be extracted from the data as described by Figo<text:s/><text:span text:style-name="T39">et al</text:span><text:span text:style-name="T40">.</text:span><text:s/>in his paper ‘<text:span text:style-name="T41">Preprocessing techniques for context recognition from accelerometer data</text:span><text:span text:style-name="T42">’</text:span></text:p>
        </text:list-item>
        <text:list-item>
          <text:p text:style-name="P43">Instead of using a standard 10 fold cross evaluation technique, a leave-one-user-out technique wherein data for one user is left out as the validation set can be used.</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mbria Math" style:font-name-complex="Cambria Math" fo:color="#222222"/>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son serrao</meta:initial-creator>
    <dc:creator>elson serrao</dc:creator>
    <meta:creation-date>2016-06-19T15:19:00Z</meta:creation-date>
    <dc:date>2016-06-19T19:26:00Z</dc:date>
    <meta:template xlink:href="Normal.dotm" xlink:type="simple"/>
    <meta:editing-cycles>2</meta:editing-cycles>
    <meta:editing-duration>PT14820S</meta:editing-duration>
    <meta:document-statistic meta:page-count="2" meta:paragraph-count="5" meta:word-count="447" meta:character-count="2996" meta:row-count="21" meta:non-whitespace-character-count="2554"/>
  </office:meta>
</office:document-meta>
</file>